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988.36pt"/>
    </style:style>
    <style:style style:name="co3" style:family="table-column">
      <style:table-column-properties fo:break-before="auto" style:column-width="82.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humb_instr2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&lt;c&gt;.W &lt;Rt&gt;, [&lt;Rn&gt;{, #&lt;imm12&gt;}]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6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&lt;c&gt; &lt;Rt&gt;, [&lt;Rn&gt;, #-&lt;imm8&gt;] LDR&lt;c&gt; &lt;Rt&gt;, [&lt;Rn&gt;], #+/-&lt;imm8&gt; LDR&lt;c&gt; &lt;Rt&gt;, [&lt;Rn&gt;, #+/-&lt;imm8&gt;]!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6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&lt;c&gt;.W &lt;Rt&gt;, &lt;label&gt; LDR&lt;c&gt;.W &lt;Rt&gt;, [PC, #-0] Special case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6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DR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6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B&lt;c&gt;.W &lt;Rt&gt;, [&lt;Rn&gt;{, #&lt;imm1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6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B&lt;c&gt; &lt;Rt&gt;, [&lt;Rn&gt;, #-&lt;imm8&gt;] LDRB&lt;c&gt; &lt;Rt&gt;, [&lt;Rn&gt;], #+/-&lt;imm8&gt; LDRB&lt;c&gt; &lt;Rt&gt;, [&lt;Rn&gt;, #+/-&lt;imm8&gt;]!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6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B&lt;c&gt; &lt;Rt&gt;, &lt;label&gt; LDRB&lt;c&gt; &lt;Rt&gt;,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6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DRB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7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B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D&lt;c&gt; &lt;Rt&gt;, &lt;Rt2&gt;, [&lt;Rn&gt;{, #+/-&lt;imm&gt;}] LDRD&lt;c&gt; &lt;Rt&gt;, &lt;Rt2&gt;, [&lt;Rn&gt;], #+/-&lt;imm&gt; LDRD&lt;c&gt; &lt;Rt&gt;, &lt;Rt2&gt;, [&lt;Rn&gt;, #+/-&lt;imm&gt;]!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D&lt;c&gt; &lt;Rt&gt;, &lt;Rt2&gt;, &lt;label&gt; LDRD&lt;c&gt; &lt;Rt&gt;, &lt;Rt2&gt;,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EX&lt;c&gt; &lt;Rt&gt;, [&lt;Rn&gt;{, #&lt;imm&gt;}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DREXB&lt;c&gt; &lt;Rt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LDREXD&lt;c&gt; &lt;Rt&gt;, &lt;Rt2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DREXH&lt;c&gt; &lt;Rt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7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H&lt;c&gt;.W &lt;Rt&gt;, [&lt;Rn&gt;{, #&lt;imm1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7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H&lt;c&gt; &lt;Rt&gt;, [&lt;Rn&gt;, #-&lt;imm8&gt;] LDRH&lt;c&gt; &lt;Rt&gt;, [&lt;Rn&gt;], #+/-&lt;imm8&gt; LDRH&lt;c&gt; &lt;Rt&gt;, [&lt;Rn&gt;, #+/-&lt;imm8&gt;]!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7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H&lt;c&gt; &lt;Rt&gt;, &lt;label&gt; LDRH&lt;c&gt; &lt;Rt&gt;,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DRH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8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H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SB&lt;c&gt; &lt;Rt&gt;, [&lt;Rn&gt;, #&lt;imm12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SB&lt;c&gt; &lt;Rt&gt;, [&lt;Rn&gt;, #-&lt;imm8&gt;] LDRSB&lt;c&gt; &lt;Rt&gt;, [&lt;Rn&gt;], #+/-&lt;imm8&gt; LDRSB&lt;c&gt; &lt;Rt&gt;, [&lt;Rn&gt;, #+/-&lt;imm8&gt;]!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8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SB&lt;c&gt; &lt;Rt&gt;, &lt;label&gt; LDRSB&lt;c&gt; &lt;Rt&gt;,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DRSB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8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SB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SH&lt;c&gt; &lt;Rt&gt;, [&lt;Rn&gt;, #&lt;imm12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SH&lt;c&gt; &lt;Rt&gt;, [&lt;Rn&gt;, #-&lt;imm8&gt;] LDRSH&lt;c&gt; &lt;Rt&gt;, [&lt;Rn&gt;], #+/-&lt;imm8&gt; LDRSH&lt;c&gt; &lt;Rt&gt;, [&lt;Rn&gt;, #+/-&lt;imm8&gt;]!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8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LDRSH&lt;c&gt; &lt;Rt&gt;, &lt;label&gt; LDRSH&lt;c&gt; &lt;Rt&gt;,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8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DRSH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9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SH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9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LDR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9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1 MCR&lt;c&gt; &lt;coproc&gt;, &lt;opc1&gt;, &lt;Rt&gt;, &lt;CRn&gt;, &lt;CRm&gt;{, &lt;opc2&gt;}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98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2 MCR2&lt;c&gt; &lt;coproc&gt;, &lt;opc1&gt;, &lt;Rt&gt;, &lt;CRn&gt;, &lt;CRm&gt;{, &lt;opc2&gt;}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9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1 MCRR&lt;c&gt; &lt;coproc&gt;, &lt;opc1&gt;, &lt;Rt&gt;, &lt;Rt2&gt;, &lt;C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99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2 MCRR2&lt;c&gt; &lt;coproc&gt;, &lt;opc1&gt;, &lt;Rt&gt;, &lt;Rt2&gt;, &lt;CR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9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1 MRC&lt;c&gt; &lt;coproc&gt;, &lt;opc1&gt;, &lt;Rt&gt;, &lt;CRn&gt;, &lt;CRm&gt;{, &lt;opc2&gt;}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107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2 MRC2&lt;c&gt; &lt;coproc&gt;, &lt;opc1&gt;, &lt;Rt&gt;, &lt;CRn&gt;, &lt;CRm&gt;{, &lt;opc2&gt;}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1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1 MRRC&lt;c&gt; &lt;coproc&gt;, &lt;opc&gt;, &lt;Rt&gt;, &lt;Rt2&gt;, &lt;C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108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2 MRRC2&lt;c&gt; &lt;coproc&gt;, &lt;opc&gt;, &lt;Rt&gt;, &lt;Rt2&gt;, &lt;CR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10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P&lt;c&gt;.W &lt;registers&gt; &lt;registers&gt; contains one register, &lt;Rt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3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SH&lt;c&gt;.W &lt;registers&gt; &lt;registers&gt; contains one register, &lt;Rt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3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STR&lt;c&gt;.W &lt;Rt&gt;, [&lt;Rn&gt;, #&lt;imm12&gt;]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20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&lt;c&gt; &lt;Rt&gt;, [&lt;Rn&gt;, #-&lt;imm8&gt;] STR&lt;c&gt; &lt;Rt&gt;, [&lt;Rn&gt;], #+/-&lt;imm8&gt; STR&lt;c&gt; &lt;Rt&gt;, [&lt;Rn&gt;, #+/-&lt;imm8&gt;]!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20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TR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0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STRB&lt;c&gt;.W &lt;Rt&gt;, [&lt;Rn&gt;, #&lt;imm12&gt;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0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B&lt;c&gt; &lt;Rt&gt;, [&lt;Rn&gt;, #-&lt;imm8&gt;] STRB&lt;c&gt; &lt;Rt&gt;, [&lt;Rn&gt;], #+/-&lt;imm8&gt; STRB&lt;c&gt; &lt;Rt&gt;, [&lt;Rn&gt;, #+/-&lt;imm8&gt;]!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20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TRB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0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B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0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D&lt;c&gt; &lt;Rt&gt;, &lt;Rt2&gt;, [&lt;Rn&gt;{, #+/-&lt;imm&gt;}] STRD&lt;c&gt; &lt;Rt&gt;, &lt;Rt2&gt;, [&lt;Rn&gt;], #+/-&lt;imm&gt; STRD&lt;c&gt; &lt;Rt&gt;, &lt;Rt2&gt;, [&lt;Rn&gt;, #+/-&lt;imm&gt;]!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EX&lt;c&gt; &lt;Rd&gt;, &lt;Rt&gt;, [&lt;Rn&gt;{, #&lt;imm&gt;}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STREXB&lt;c&gt; &lt;Rd&gt;, &lt;Rt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STREXD&lt;c&gt; &lt;Rd&gt;, &lt;Rt&gt;, &lt;Rt2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STREXH&lt;c&gt; &lt;Rd&gt;, &lt;Rt&gt;, [&lt;Rn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STRH&lt;c&gt;.W &lt;Rt&gt;, [&lt;Rn&gt;{, #&lt;imm1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1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H&lt;c&gt; &lt;Rt&gt;, [&lt;Rn&gt;, #-&lt;imm8&gt;] STRH&lt;c&gt; &lt;Rt&gt;, [&lt;Rn&gt;], #+/-&lt;imm8&gt; STRH&lt;c&gt; &lt;Rt&gt;, [&lt;Rn&gt;, #+/-&lt;imm8&gt;]!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21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TRH&lt;c&gt;.W &lt;Rt&gt;, [&lt;Rn&gt;, &lt;Rm&gt;{, LSL #&lt;imm2&gt;}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1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H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TRT&lt;c&gt; &lt;Rt&gt;, [&lt;Rn&gt;, #&lt;imm8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2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DUP&lt;c&gt;.&lt;size&gt; &lt;Qd&gt;, &lt;Rt&gt; VDUP&lt;c&gt;.&lt;size&gt; &lt;Dd&gt;, &lt;Rt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vanced SIMD otherwise VMOV&lt;c&gt;.&lt;size&gt; &lt;Dd[x]&gt;, &lt;Rt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vanced SIMD otherwise VMOV&lt;c&gt;.&lt;dt&gt; &lt;Rt&gt;, &lt;Dn[x]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MOV&lt;c&gt; &lt;Sn&gt;, &lt;Rt&gt; VMOV&lt;c&gt; &lt;Rt&gt;, &lt;S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&lt;c&gt; &lt;Sm&gt;, &lt;Sm1&gt;, &lt;Rt&gt;, &lt;Rt2&gt; VMOV&lt;c&gt; &lt;Rt&gt;, &lt;Rt2&gt;, &lt;Sm&gt;, &lt;Sm1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&lt;c&gt; &lt;Dm&gt;, &lt;Rt&gt;, &lt;Rt2&gt; VMOV&lt;c&gt; &lt;Rt&gt;, &lt;Rt2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MRS&lt;c&gt; &lt;Rt&gt;, FPSCR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MSR&lt;c&gt; FPSCR, &lt;Rt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MRS&lt;c&gt; &lt;Rt&gt;, &lt;specreg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B9.3.2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MSR&lt;c&gt; &lt;specreg&gt;, &lt;Rt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B9.3.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LDM&lt;c&gt;.W &lt;Rn&gt;{!}, &lt;registers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5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LDMDB&lt;c&gt; &lt;Rn&gt;{!}, &lt;registers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6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POP&lt;c&gt;.W &lt;registers&gt; &lt;registers&gt; contains more than one register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3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1 CDP&lt;c&gt; &lt;coproc&gt;, &lt;opc1&gt;, &lt;CRd&gt;, &lt;CRn&gt;, &lt;CRm&gt;, &lt;opc2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for encoding A2 CDP2&lt;c&gt; &lt;coproc&gt;, &lt;opc1&gt;, &lt;CRd&gt;, &lt;CRn&gt;, &lt;CRm&gt;, &lt;opc2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1 LDC{L}&lt;c&gt; &lt;coproc&gt;, &lt;CRd&gt;, [&lt;Rn&gt;, #+/-&lt;imm&gt;]{!} LDC{L}&lt;c&gt; &lt;coproc&gt;, &lt;CRd&gt;, [&lt;Rn&gt;], #+/-&lt;imm&gt; LDC{L}&lt;c&gt; &lt;coproc&gt;, &lt;CRd&gt;, [&lt;Rn&gt;], &lt;optio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55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2 LDC2{L}&lt;c&gt; &lt;coproc&gt;, &lt;CRd&gt;, [&lt;Rn&gt;, #+/-&lt;imm&gt;]{!} LDC2{L}&lt;c&gt; &lt;coproc&gt;, &lt;CRd&gt;, [&lt;Rn&gt;], #+/-&lt;imm&gt; LDC2{L}&lt;c&gt; &lt;coproc&gt;, &lt;CRd&gt;, [&lt;Rn&gt;], &lt;option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5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1 LDC{L}&lt;c&gt; &lt;coproc&gt;, &lt;CRd&gt;, &lt;label&gt; LDC{L}&lt;c&gt; &lt;coproc&gt;, &lt;CRd&gt;, [PC, #-0] Special case LDC{L}&lt;c&gt; &lt;coproc&gt;, &lt;CRd&gt;, [PC], &lt;optio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56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2 LDC2{L}&lt;c&gt; &lt;coproc&gt;, &lt;CRd&gt;, &lt;label&gt; LDC2{L}&lt;c&gt; &lt;coproc&gt;, &lt;CRd&gt;, [PC, #-0] Special case LDC2{L}&lt;c&gt; &lt;coproc&gt;, &lt;CRd&gt;, [PC], &lt;option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5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L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L&lt;x&gt;&lt;y&gt;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LD{X}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SLD{X}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ULL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1 STC{L}&lt;c&gt; &lt;coproc&gt;, &lt;CRd&gt;, [&lt;Rn&gt;, #+/-&lt;imm&gt;]{!} STC{L}&lt;c&gt; &lt;coproc&gt;, &lt;CRd&gt;, [&lt;Rn&gt;], #+/-&lt;imm&gt; STC{L}&lt;c&gt; &lt;coproc&gt;, &lt;CRd&gt;, [&lt;Rn&gt;], &lt;optio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198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for encoding A2 STC2{L}&lt;c&gt; &lt;coproc&gt;, &lt;CRd&gt;, [&lt;Rn&gt;, #+/-&lt;imm&gt;]{!} STC2{L}&lt;c&gt; &lt;coproc&gt;, &lt;CRd&gt;, [&lt;Rn&gt;], #+/-&lt;imm&gt; STC2{L}&lt;c&gt; &lt;coproc&gt;, &lt;CRd&gt;, [&lt;Rn&gt;], &lt;option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19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MAAL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MLAL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MULL&lt;c&gt; &lt;RdLo&gt;, &lt;RdHi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A&lt;c&gt;.&lt;dt&gt; &lt;Qd&gt;, &lt;Qn&gt;, &lt;Qm&gt; VABA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AL&lt;c&gt;.&lt;dt&gt; &lt;Q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D&lt;c&gt;.&lt;dt&gt; &lt;Qd&gt;, &lt;Qn&gt;, &lt;Qm&gt; VABD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7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DL&lt;c&gt;.&lt;dt&gt; &lt;Q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78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D&lt;c&gt;.F32 &lt;Qd&gt;, &lt;Qn&gt;, &lt;Qm&gt; VABD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79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S&lt;c&gt;.&lt;dt&gt; &lt;Qd&gt;, &lt;Qm&gt; VABS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BS&lt;c&gt;.F64 &lt;Dd&gt;, &lt;Dm&gt; VABS&lt;c&gt;.F32 &lt;Sd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8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F32 &lt;Qd&gt;, &lt;Qn&gt;, &lt;Qm&gt; V&lt;op&gt;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DD&lt;c&gt;.&lt;dt&gt; &lt;Qd&gt;, &lt;Qn&gt;, &lt;Qm&gt; VADD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DD&lt;c&gt;.F32 &lt;Qd&gt;, &lt;Qn&gt;, &lt;Qm&gt; VADD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DD&lt;c&gt;.F64 &lt;Dd&gt;, &lt;Dn&gt;, &lt;Dm&gt; VADD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8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DDHN&lt;c&gt;.&lt;dt&gt; &lt;Dd&gt;, &lt;Qn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DDL&lt;c&gt;.&lt;dt&gt; &lt;Qd&gt;, &lt;Dn&gt;, &lt;Dm&gt; VADDW&lt;c&gt;.&lt;dt&gt; &lt;Qd&gt;, &lt;Q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AND&lt;c&gt; &lt;Qd&gt;, &lt;Qn&gt;, &lt;Qm&gt; VAND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BIC&lt;c&gt;.&lt;dt&gt; &lt;Qd&gt;, #&lt;imm&gt; VBIC&lt;c&gt;.&lt;dt&gt; &lt;Dd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BIC&lt;c&gt; &lt;Qd&gt;, &lt;Qn&gt;, &lt;Qm&gt; VBIC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89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 &lt;Qd&gt;, &lt;Qn&gt;, &lt;Qm&gt; V&lt;op&gt;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EQ&lt;c&gt;.&lt;dt&gt; &lt;Qd&gt;, &lt;Qn&gt;, &lt;Qm&gt; &lt;dt&gt; an integer type VCEQ&lt;c&gt;.&lt;dt&gt; &lt;Dd&gt;, &lt;Dn&gt;, &lt;Dm&gt; &lt;dt&gt; an integer type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EQ&lt;c&gt;.F32 &lt;Qd&gt;, &lt;Qn&gt;, &lt;Qm&gt; VCEQ&lt;c&gt;.F32 &lt;D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9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EQ&lt;c&gt;.&lt;dt&gt; &lt;Qd&gt;, &lt;Qm&gt;, #0 VCEQ&lt;c&gt;.&lt;dt&gt; &lt;Dd&gt;, &lt;Dm&gt;, #0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E&lt;c&gt;.&lt;dt&gt; &lt;Qd&gt;, &lt;Qn&gt;, &lt;Qm&gt; &lt;dt&gt; an integer type VCGE&lt;c&gt;.&lt;dt&gt; &lt;Dd&gt;, &lt;Dn&gt;, &lt;Dm&gt; &lt;dt&gt; an integer type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E&lt;c&gt;.F32 &lt;Qd&gt;, &lt;Qn&gt;, &lt;Qm&gt; VCGE&lt;c&gt;.F32 &lt;D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9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E&lt;c&gt;.&lt;dt&gt; &lt;Qd&gt;, &lt;Qm&gt;, #0 VCGE&lt;c&gt;.&lt;dt&gt; &lt;Dd&gt;, &lt;Dm&gt;, #0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T&lt;c&gt;.&lt;dt&gt; &lt;Qd&gt;, &lt;Qn&gt;, &lt;Qm&gt; &lt;dt&gt; an integer type VCGT&lt;c&gt;.&lt;dt&gt; &lt;Dd&gt;, &lt;Dn&gt;, &lt;Dm&gt; &lt;dt&gt; an integer type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5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T&lt;c&gt;.F32 &lt;Qd&gt;, &lt;Qn&gt;, &lt;Qm&gt; VCGT&lt;c&gt;.F32 &lt;D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295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GT&lt;c&gt;.&lt;dt&gt; &lt;Qd&gt;, &lt;Qm&gt;, #0 VCGT&lt;c&gt;.&lt;dt&gt; &lt;Dd&gt;, &lt;Dm&gt;, #0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6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LE&lt;c&gt;.&lt;dt&gt; &lt;Qd&gt;, &lt;Qm&gt;, #0 VCLE&lt;c&gt;.&lt;dt&gt; &lt;Dd&gt;, &lt;Dm&gt;, #0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8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LS&lt;c&gt;.&lt;dt&gt; &lt;Qd&gt;, &lt;Qm&gt; VCLS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299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LT&lt;c&gt;.&lt;dt&gt; &lt;Qd&gt;, &lt;Qm&gt;, #0 VCLT&lt;c&gt;.&lt;dt&gt; &lt;Dd&gt;, &lt;Dm&gt;, #0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LZ&lt;c&gt;.&lt;dt&gt; &lt;Qd&gt;, &lt;Qm&gt; VCLZ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MP{E}&lt;c&gt;.F64 &lt;Dd&gt;, &lt;Dm&gt; VCMP{E}&lt;c&gt;.F32 &lt;Sd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CMP{E}&lt;c&gt;.F64 &lt;Dd&gt;, #0.0 VCMP{E}&lt;c&gt;.F32 &lt;Sd&gt;, #0.0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0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NT&lt;c&gt;.8 &lt;Qd&gt;, &lt;Qm&gt; VCNT&lt;c&gt;.8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4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&lt;c&gt;.&lt;Td&gt;.&lt;Tm&gt; &lt;Qd&gt;, &lt;Qm&gt; VCVT&lt;c&gt;.&lt;Td&gt;.&lt;Tm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{R}&lt;c&gt;.S32.F64 &lt;Sd&gt;, &lt;Dm&gt; VCVT{R}&lt;c&gt;.S32.F32 &lt;Sd&gt;, &lt;Sm&gt; VCVT{R}&lt;c&gt;.U32.F64 &lt;Sd&gt;, &lt;Dm&gt; VCVT{R}&lt;c&gt;.U32.F32 &lt;Sd&gt;, &lt;Sm&gt; VCVT&lt;c&gt;.F64.&lt;Tm&gt; &lt;Dd&gt;, &lt;Sm&gt; VCVT&lt;c&gt;.F32.&lt;Tm&gt; &lt;Sd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&lt;c&gt;.&lt;Td&gt;.&lt;Tm&gt; &lt;Qd&gt;, &lt;Qm&gt;, #&lt;fbits&gt; VCVT&lt;c&gt;.&lt;Td&gt;.&lt;Tm&gt; &lt;Dd&gt;, &lt;Dm&gt;, #&lt;fbits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CVT&lt;c&gt;.&lt;Td&gt;.F64 &lt;Dd&gt;, &lt;Dd&gt;, #&lt;fbits&gt; VCVT&lt;c&gt;.&lt;Td&gt;.F32 &lt;Sd&gt;, &lt;Sd&gt;, #&lt;fbits&gt; VCVT&lt;c&gt;.F64.&lt;Td&gt; &lt;Dd&gt;, &lt;Dd&gt;, #&lt;fbits&gt; VCVT&lt;c&gt;.F32.&lt;Td&gt; &lt;Sd&gt;, &lt;Sd&gt;, #&lt;fbits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&lt;c&gt;.F64.F32 &lt;Dd&gt;, &lt;Sm&gt; VCVT&lt;c&gt;.F32.F64 &lt;S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09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&lt;c&gt;.F32.F16 &lt;Qd&gt;, &lt;Dm&gt; VCVT&lt;c&gt;.F16.F32 &lt;Dd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CVT&lt;y&gt;&lt;c&gt;.F32.F16 &lt;Sd&gt;, &lt;Sm&gt; VCVT&lt;y&gt;&lt;c&gt;.F16.F32 &lt;Sd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DIV&lt;c&gt;.F64 &lt;Dd&gt;, &lt;Dn&gt;, &lt;Dm&gt; VDIV&lt;c&gt;.F32 &lt;Sd&gt;, &lt;Sn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DUP&lt;c&gt;.&lt;size&gt; &lt;Qd&gt;, &lt;Dm[x]&gt; VDUP&lt;c&gt;.&lt;size&gt; &lt;Dd&gt;, &lt;Dm[x]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EOR&lt;c&gt; &lt;Qd&gt;, &lt;Qn&gt;, &lt;Qm&gt; VEOR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EXT&lt;c&gt;.8 &lt;Qd&gt;, &lt;Qn&gt;, &lt;Qm&gt;, #&lt;imm&gt; VEXT&lt;c&gt;.8 &lt;Dd&gt;, &lt;Dn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FM&lt;y&gt;&lt;c&gt;.F32 &lt;Qd&gt;, &lt;Qn&gt;, &lt;Qm&gt; VFM&lt;y&gt;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FM&lt;y&gt;&lt;c&gt;.F64 &lt;Dd&gt;, &lt;Dn&gt;, &lt;Dm&gt; VFM&lt;y&gt;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1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FNM&lt;y&gt;&lt;c&gt;.F64 &lt;Dd&gt;, &lt;Dn&gt;, &lt;Dm&gt; VFNM&lt;y&gt;&lt;c&gt;.F32 &lt;Sd&gt;, &lt;Sn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H&lt;op&gt;&lt;c&gt; &lt;Qd&gt;, &lt;Qn&gt;, &lt;Qm&gt; VH&lt;op&gt;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1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3&lt;c&gt;.&lt;size&gt; &lt;list&gt;, [&lt;Rn&gt;{:&lt;align&gt;}]{!} VLD3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2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LD4&lt;c&gt;.&lt;size&gt; &lt;list&gt;, [&lt;Rn&gt;{ :&lt;align&gt;}]{!} VLD4&lt;c&gt;.&lt;size&gt; &lt;list&gt;, [&lt;Rn&gt;{ 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LDM{mode}&lt;c&gt; &lt;Rn&gt;{!}, &lt;list&gt; &lt;list&gt; is consecutive 64-bit registers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LDM{mode}&lt;c&gt; &lt;Rn&gt;{!}, &lt;list&gt; &lt;list&gt; is consecutive 32-bit registers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LDR&lt;c&gt; &lt;Dd&gt;, [&lt;Rn&gt;{, #+/-&lt;imm&gt;}] VLDR&lt;c&gt; &lt;Dd&gt;, &lt;label&gt; VLDR&lt;c&gt; &lt;Dd&gt;, [PC, #-0] Special case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LDR&lt;c&gt; &lt;Sd&gt;, [&lt;Rn&gt;{, #+/-&lt;imm&gt;}] VLDR&lt;c&gt; &lt;Sd&gt;, &lt;label&gt; VLDR&lt;c&gt; &lt;Sd&gt;, [PC, #-0] Special case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&lt;dt&gt; &lt;Qd&gt;, &lt;Qn&gt;, &lt;Qm&gt; V&lt;op&gt;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F32 &lt;Qd&gt;, &lt;Qn&gt;, &lt;Qm&gt; V&lt;op&gt;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&lt;dt&gt; &lt;Qd&gt;, &lt;Qn&gt;, &lt;Qm&gt; V&lt;op&gt;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L&lt;c&gt;.&lt;dt&gt; &lt;Q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F32 &lt;Qd&gt;, &lt;Qn&gt;, &lt;Qm&gt; V&lt;op&gt;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F64 &lt;Dd&gt;, &lt;Dn&gt;, &lt;Dm&gt; V&lt;op&gt;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&lt;dt&gt; &lt;Qd&gt;, &lt;Qn&gt;, &lt;Dm[x]&gt; V&lt;op&gt;&lt;c&gt;.&lt;dt&gt; &lt;Dd&gt;, &lt;Dn&gt;, &lt;Dm[x]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L&lt;c&gt;.&lt;dt&gt; &lt;Q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MOV&lt;c&gt;.&lt;dt&gt; &lt;Qd&gt;, #&lt;imm&gt; VMOV&lt;c&gt;.&lt;dt&gt; &lt;Dd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MOV&lt;c&gt;.F64 &lt;Dd&gt;, #&lt;imm&gt; VMOV&lt;c&gt;.F32 &lt;Sd&gt;, #&lt;im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&lt;c&gt; &lt;Qd&gt;, &lt;Qm&gt; VMOV&lt;c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&lt;c&gt;.F64 &lt;Dd&gt;, &lt;Dm&gt; VMOV&lt;c&gt;.F32 &lt;Sd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L&lt;c&gt;.&lt;dt&gt; &lt;Q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6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OVN&lt;c&gt;.&lt;dt&gt; &lt;Dd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4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&lt;c&gt;.&lt;dt&gt; &lt;Qd&gt;, &lt;Qn&gt;, &lt;Qm&gt; VMUL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L&lt;c&gt;.&lt;dt&gt; &lt;Qd&gt;, &lt;Dn&gt;, &lt;D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5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&lt;c&gt;.F32 &lt;Qd&gt;, &lt;Qn&gt;, &lt;Qm&gt; VMUL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&lt;c&gt;.F64 &lt;Dd&gt;, &lt;Dn&gt;, &lt;Dm&gt; VMUL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5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&lt;c&gt;.&lt;dt&gt; &lt;Qd&gt;, &lt;Qn&gt;, &lt;Dm[x]&gt; VMUL&lt;c&gt;.&lt;dt&gt; &lt;Dd&gt;, &lt;Dn&gt;, &lt;Dm[x]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ULL&lt;c&gt;.&lt;dt&gt; &lt;Q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MVN&lt;c&gt;.&lt;dt&gt; &lt;Qd&gt;, #&lt;imm&gt; VMVN&lt;c&gt;.&lt;dt&gt; &lt;Dd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MVN&lt;c&gt; &lt;Qd&gt;, &lt;Qm&gt; VMVN&lt;c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4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NEG&lt;c&gt;.&lt;dt&gt; &lt;Qd&gt;, &lt;Qm&gt; VNEG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NEG&lt;c&gt;.F64 &lt;Dd&gt;, &lt;Dm&gt; VNEG&lt;c&gt;.F32 &lt;Sd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5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NMLA&lt;c&gt;.F64 &lt;Dd&gt;, &lt;Dn&gt;, &lt;Dm&gt; VNMLA&lt;c&gt;.F32 &lt;Sd&gt;, &lt;Sn&gt;, &lt;Sm&gt; VNMLS&lt;c&gt;.F64 &lt;Dd&gt;, &lt;Dn&gt;, &lt;Dm&gt; VNMLS&lt;c&gt;.F32 &lt;Sd&gt;, &lt;Sn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NMUL&lt;c&gt;.F64 &lt;Dd&gt;, &lt;Dn&gt;, &lt;Dm&gt; VNMUL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5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ORN&lt;c&gt; &lt;Qd&gt;, &lt;Qn&gt;, &lt;Qm&gt; VORN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VORR&lt;c&gt;.&lt;dt&gt; &lt;Qd&gt;, #&lt;imm&gt; VORR&lt;c&gt;.&lt;dt&gt; &lt;Dd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5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ORR&lt;c&gt; &lt;Qd&gt;, &lt;Qn&gt;, &lt;Qm&gt; VORR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ADAL&lt;c&gt;.&lt;dt&gt; &lt;Qd&gt;, &lt;Qm&gt; VPADAL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ADD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ADD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ADDL&lt;c&gt;.&lt;dt&gt; &lt;Qd&gt;, &lt;Qm&gt; VPADDL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&lt;op&gt;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5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P&lt;op&gt;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POP &lt;list&gt; &lt;list&gt; is consecutive 64-bit registers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POP &lt;list&gt; &lt;list&gt; is consecutive 32-bit registers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PUSH&lt;c&gt; &lt;list&gt; &lt;list&gt; is consecutive 64-bit registers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PUSH&lt;c&gt; &lt;list&gt; &lt;list&gt; is consecutive 32-bit registers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68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ABS&lt;c&gt;.&lt;dt&gt; &lt;Qd&gt;, &lt;Qm&gt; VQABS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6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ADD&lt;c&gt;.&lt;dt&gt; &lt;Qd&gt;, &lt;Qn&gt;, &lt;Qm&gt; VQADD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&lt;op&gt;&lt;c&gt;.&lt;dt&gt; &lt;Q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&lt;op&gt;&lt;c&gt;.&lt;dt&gt; &lt;Q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7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MULH&lt;c&gt;.&lt;dt&gt; &lt;Qd&gt;, &lt;Qn&gt;, &lt;Qm&gt; VQDMULH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MULH&lt;c&gt;.&lt;dt&gt; &lt;Qd&gt;, &lt;Qn&gt;, &lt;Dm[x]&gt; VQDMULH&lt;c&gt;.&lt;dt&gt; &lt;D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7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MULL&lt;c&gt;.&lt;dt&gt; &lt;Q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DMULL&lt;c&gt;.&lt;dt&gt; &lt;Q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7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MOV{U}N&lt;c&gt;.&lt;type&gt;&lt;size&gt; &lt;Dd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4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NEG&lt;c&gt;.&lt;dt&gt; &lt;Qd&gt;, &lt;Qm&gt; VQNEG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5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RDMULH&lt;c&gt;.&lt;dt&gt; &lt;Qd&gt;, &lt;Qn&gt;, &lt;Qm&gt; VQRDMULH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RDMULH&lt;c&gt;.&lt;dt&gt; &lt;Qd&gt;, &lt;Qn&gt;, &lt;Dm[x]&gt; VQRDMULH&lt;c&gt;.&lt;dt&gt; &lt;Dd&gt;, &lt;Dn&gt;, &lt;Dm[x]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7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RSHL&lt;c&gt;.&lt;type&gt;&lt;size&gt; &lt;Qd&gt;, &lt;Qm&gt;, &lt;Qn&gt; VQRSHL&lt;c&gt;.&lt;type&gt;&lt;size&gt; &lt;Dd&gt;, &lt;Dm&gt;, &lt;D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RSHR{U}N&lt;c&gt;.&lt;type&gt;&lt;size&gt; &lt;Dd&gt;, &lt;Q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SHL&lt;c&gt;.&lt;type&gt;&lt;size&gt; &lt;Qd&gt;, &lt;Qm&gt;, &lt;Qn&gt; VQSHL&lt;c&gt;.&lt;type&gt;&lt;size&gt; &lt;Dd&gt;, &lt;Dm&gt;, &lt;D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7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SHL{U}&lt;c&gt;.&lt;type&gt;&lt;size&gt; &lt;Qd&gt;, &lt;Qm&gt;, #&lt;imm&gt; VQSHL{U}&lt;c&gt;.&lt;type&gt;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SHR{U}N&lt;c&gt;.&lt;type&gt;&lt;size&gt; &lt;Dd&gt;, &lt;Q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QSUB&lt;c&gt;.&lt;type&gt;&lt;size&gt; &lt;Qd&gt;, &lt;Qn&gt;, &lt;Qm&gt; VQSUB&lt;c&gt;.&lt;type&gt;&lt;size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ADDHN&lt;c&gt;.&lt;dt&gt; &lt;Dd&gt;, &lt;Qn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ECPE&lt;c&gt;.&lt;dt&gt; &lt;Qd&gt;, &lt;Qm&gt; VRECPE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ECPS&lt;c&gt;.F32 &lt;Qd&gt;, &lt;Qn&gt;, &lt;Qm&gt; VRECPS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5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EV&lt;n&gt;&lt;c&gt;.&lt;size&gt; &lt;Qd&gt;, &lt;Qm&gt; VREV&lt;n&gt;&lt;c&gt;.&lt;size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HADD&lt;c&gt; &lt;Qd&gt;, &lt;Qn&gt;, &lt;Qm&gt; VRHADD&lt;c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HL&lt;c&gt;.&lt;type&gt;&lt;size&gt; &lt;Qd&gt;, &lt;Qm&gt;, &lt;Qn&gt; VRSHL&lt;c&gt;.&lt;type&gt;&lt;size&gt; &lt;Dd&gt;, &lt;Dm&gt;, &lt;D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HR&lt;c&gt;.&lt;type&gt;&lt;size&gt; &lt;Qd&gt;, &lt;Qm&gt;, #&lt;imm&gt; VRSHR&lt;c&gt;.&lt;type&gt;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HRN&lt;c&gt;.I&lt;size&gt; &lt;Dd&gt;, &lt;Q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QRTE&lt;c&gt;.&lt;dt&gt; &lt;Qd&gt;, &lt;Qm&gt; VRSQRTE&lt;c&gt;.&lt;dt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QRTS&lt;c&gt;.F32 &lt;Qd&gt;, &lt;Qn&gt;, &lt;Qm&gt; VRSQRTS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RA&lt;c&gt;.&lt;type&gt;&lt;size&gt; &lt;Qd&gt;, &lt;Qm&gt;, #&lt;imm&gt; VRSRA&lt;c&gt;.&lt;type&gt;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RSUBHN&lt;c&gt;.&lt;dt&gt; &lt;Dd&gt;, &lt;Qn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L&lt;c&gt;.I&lt;size&gt; &lt;Qd&gt;, &lt;Qm&gt;, #&lt;imm&gt; VSHL&lt;c&gt;.I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L&lt;c&gt;.&lt;type&gt;&lt;size&gt; &lt;Qd&gt;, &lt;Qm&gt;, &lt;Qn&gt; VSHL&lt;c&gt;.&lt;type&gt;&lt;size&gt; &lt;Dd&gt;, &lt;Dm&gt;, &lt;Dn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LL&lt;c&gt;.&lt;type&gt;&lt;size&gt; &lt;Qd&gt;, &lt;Dm&gt;, #&lt;imm&gt; (0 &lt; &lt;imm&gt; &lt; &lt;size&gt;)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7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LL&lt;c&gt;.&lt;type&gt;&lt;size&gt; &lt;Qd&gt;, &lt;Dm&gt;, #&lt;imm&gt; (&lt;imm&gt; == &lt;size&gt;)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3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R&lt;c&gt;.&lt;type&gt;&lt;size&gt; &lt;Qd&gt;, &lt;Qm&gt;, #&lt;imm&gt; VSHR&lt;c&gt;.&lt;type&gt;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HRN&lt;c&gt;.I&lt;size&gt; &lt;Dd&gt;, &lt;Q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399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LI&lt;c&gt;.&lt;size&gt; &lt;Qd&gt;, &lt;Qm&gt;, #&lt;imm&gt; VSLI&lt;c&gt;.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QRT&lt;c&gt;.F64 &lt;Dd&gt;, &lt;Dm&gt; VSQRT&lt;c&gt;.F32 &lt;Sd&gt;, &lt;S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RA&lt;c&gt;.&lt;type&gt;&lt;size&gt; &lt;Qd&gt;, &lt;Qm&gt;, #&lt;imm&gt; VSRA&lt;c&gt;.&lt;type&gt;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RI&lt;c&gt;.&lt;size&gt; &lt;Qd&gt;, &lt;Qm&gt;, #&lt;imm&gt; VSRI&lt;c&gt;.&lt;size&gt; &lt;Dd&gt;, &lt;Dm&gt;, #&lt;im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3&lt;c&gt;.&lt;size&gt; &lt;list&gt;, [&lt;Rn&gt;{:&lt;align&gt;}]{!} VST3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3&lt;c&gt;.&lt;size&gt; &lt;list&gt;, [&lt;Rn&gt;]{!} VST3&lt;c&gt;.&lt;size&gt; &lt;list&gt;, [&lt;Rn&gt;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0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STM{mode}&lt;c&gt; &lt;Rn&gt;{!}, &lt;list&gt; &lt;list&gt; is consecutive 64-bit registers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STM{mode}&lt;c&gt; &lt;Rn&gt;{!}, &lt;list&gt; &lt;list&gt; is consecutive 32-bit registers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4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STR&lt;c&gt; &lt;Dd&gt;, [&lt;Rn&gt;{, #+/-&lt;imm&gt;}]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VSTR&lt;c&gt; &lt;Sd&gt;, [&lt;Rn&gt;{, #+/-&lt;imm&gt;}]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41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UB&lt;c&gt;.&lt;dt&gt; &lt;Qd&gt;, &lt;Qn&gt;, &lt;Qm&gt; VSUB&lt;c&gt;.&lt;dt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UB&lt;c&gt;.F32 &lt;Qd&gt;, &lt;Qn&gt;, &lt;Qm&gt; VSUB&lt;c&gt;.F32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UB&lt;c&gt;.F64 &lt;Dd&gt;, &lt;Dn&gt;, &lt;Dm&gt; VSUB&lt;c&gt;.F32 &lt;Sd&gt;, &lt;Sn&gt;, &lt;Sm&gt;</text:p>
          </table:table-cell>
          <table:table-cell office:value-type="string" calcext:value-type="string">
            <text:p>T2/A2(THUMB2)</text:p>
          </table:table-cell>
          <table:table-cell office:value-type="string" calcext:value-type="string">
            <text:p>A8.8.41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UBHN&lt;c&gt;.&lt;dt&gt; &lt;Dd&gt;, &lt;Qn&gt;, &lt;Q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UBL&lt;c&gt;.&lt;dt&gt; &lt;Qd&gt;, &lt;Dn&gt;, &lt;Dm&gt; VSUBW&lt;c&gt;.&lt;dt&gt; &lt;Qd&gt;, &lt;Q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7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SWP&lt;c&gt; &lt;Qd&gt;, &lt;Qm&gt; VSWP&lt;c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8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&lt;op&gt;&lt;c&gt;.8 &lt;Dd&gt;, &lt;list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19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TRN&lt;c&gt;.&lt;size&gt; &lt;Qd&gt;, &lt;Qm&gt; VTRN&lt;c&gt;.&lt;size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2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TST&lt;c&gt;.&lt;size&gt; &lt;Qd&gt;, &lt;Qn&gt;, &lt;Qm&gt; VTST&lt;c&gt;.&lt;size&gt; &lt;Dd&gt;, &lt;Dn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2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UZP&lt;c&gt;.&lt;size&gt; &lt;Qd&gt;, &lt;Qm&gt; VUZP&lt;c&gt;.&lt;size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2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VZIP&lt;c&gt;.&lt;size&gt; &lt;Qd&gt;, &lt;Qm&gt; VZIP&lt;c&gt;.&lt;size&gt; &lt;Dd&gt;, &lt;Dm&gt;</text:p>
          </table:table-cell>
          <table:table-cell office:value-type="string" calcext:value-type="string">
            <text:p>T1/A1(THUMB2)</text:p>
          </table:table-cell>
          <table:table-cell office:value-type="string" calcext:value-type="string">
            <text:p>A8.8.423</text:p>
          </table:table-cell>
        </table:table-row>
        <table:table-row table:style-name="ro1">
          <table:table-cell table:number-columns-repeated="8" office:value-type="string" calcext:value-type="string">
            <text:p>a</text:p>
          </table:table-cell>
          <table:table-cell table:number-columns-repeated="8" office:value-type="string" calcext:value-type="string">
            <text:p>b</text:p>
          </table:table-cell>
          <table:table-cell table:number-columns-repeated="8" office:value-type="string" calcext:value-type="string">
            <text:p>a</text:p>
          </table:table-cell>
          <table:table-cell table:number-columns-repeated="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MLA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0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MLS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0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&lt;x&gt;&lt;y&gt;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D{X}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AW&lt;y&gt;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LSD{X}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MLA{R}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MLS{R}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SADA8&lt;c&gt; &lt;Rd&gt;, &lt;Rn&gt;, &lt;Rm&gt;, &lt;Ra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SR{S}&lt;c&gt;.W &lt;Rd&gt;, &lt;Rn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B&lt;c&gt;.W &lt;label&gt; Not permitted in IT block.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B&lt;c&gt;.W &lt;label&gt; Outside or last in IT block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1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otherwise BL&lt;c&gt; &lt;label&gt; Outside or last in IT block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therwise BLX&lt;c&gt; &lt;label&gt; Outside or last in IT block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XJ&lt;c&gt; &lt;Rm&gt; Outside or last in IT block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LREX&lt;c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3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CLZ&lt;c&gt; &lt;Rd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3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BG&lt;c&gt; #&lt;optio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4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MB&lt;c&gt; &lt;optio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4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SB&lt;c&gt; &lt;optio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4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SB&lt;c&gt; &lt;optio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5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SL{S}&lt;c&gt;.W &lt;Rd&gt;, &lt;Rn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9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SR{S}&lt;c&gt;.W &lt;Rd&gt;, &lt;Rn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9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MRS&lt;c&gt; &lt;Rd&gt;, &lt;specreg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0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MSR&lt;c&gt; &lt;specreg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1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MUL&lt;c&gt; &lt;Rd&gt;, &lt;Rn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1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NOP&lt;c&gt;.W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1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with MP Extensions for PLDW PLD{W}&lt;c&gt; [&lt;Rn&gt;, #&lt;imm12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with MP Extensions for PLDW PLD{W}&lt;c&gt; [&lt;Rn&gt;, #-&lt;imm8&gt;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2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PLD&lt;c&gt; &lt;label&gt; PLD&lt;c&gt; [PC, #-0] Special cas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with MP Extensions for PLDW PLD{W}&lt;c&gt; [&lt;Rn&gt;, &lt;Rm&gt;{, LSL #&lt;imm2&gt;}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PLI&lt;c&gt; [&lt;Rn&gt;, #&lt;imm12&gt;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PLI&lt;c&gt; [&lt;Rn&gt;, #-&lt;imm8&gt;]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2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PLI&lt;c&gt; &lt;label&gt; PLI&lt;c&gt; [PC, #-0] Special case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2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PLI&lt;c&gt; [&lt;Rn&gt;, &lt;Rm&gt;{, LSL #&lt;imm2&gt;}]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ADD&lt;c&gt; &lt;Rd&gt;, &lt;Rm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DADD&lt;c&gt; &lt;Rd&gt;, &lt;Rm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DSUB&lt;c&gt; &lt;Rd&gt;, &lt;Rm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SUB&lt;c&gt; &lt;Rd&gt;, &lt;Rm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Q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BIT&lt;c&gt; &lt;Rd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EV&lt;c&gt;.W &lt;Rd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4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EV16&lt;c&gt;.W &lt;Rd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4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EVSH&lt;c&gt;.W &lt;Rd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4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OR{S}&lt;c&gt;.W &lt;Rd&gt;, &lt;Rn&gt;, &lt;R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5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5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5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DIV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EL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V&lt;c&gt;.W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6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H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7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MUL{R}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UAD{X}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UL&lt;x&gt;&lt;y&gt;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8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ULW&lt;y&gt;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MUSD{X}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AB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AB16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AH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B&lt;c&gt;.W &lt;Rd&gt;, &lt;Rm&gt;{, &lt;rotation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3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B16&lt;c&gt; &lt;Rd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XTH&lt;c&gt;.W &lt;Rd&gt;, &lt;Rm&gt;{, &lt;rotation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3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TBB&lt;c&gt; [&lt;Rn&gt;, &lt;Rm&gt;] Outside or last in IT block TBH&lt;c&gt; [&lt;Rn&gt;, &lt;Rm&gt;, LSL #1] Outside or last in IT block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UDF&lt;c&gt;.W #&lt;imm16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4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DIV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H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ADD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AD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5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AS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Q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SAD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SAX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8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SUB16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9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SUB8&lt;c&gt; &lt;Rd&gt;, &lt;Rn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7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AB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7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AB16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7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AH&lt;c&gt; &lt;Rd&gt;, &lt;Rn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7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B&lt;c&gt;.W &lt;Rd&gt;, &lt;Rm&gt;{, &lt;rotation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7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B16&lt;c&gt; &lt;Rd&gt;, &lt;Rm&gt;{, &lt;rotation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7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UXTH&lt;c&gt;.W &lt;Rd&gt;, &lt;Rm&gt;{, &lt;rotation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7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FE&lt;c&gt;.W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42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FI&lt;c&gt;.W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4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IELD&lt;c&gt;.W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42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ERX Not permitted in IT block. LEAVEX Not permitted in IT block.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9.3.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CPS&lt;effect&gt;.W &lt;iflags&gt;{, #&lt;mode&gt;} Not permitted in IT block. CPS #&lt;mode&gt; Not permitted in IT block.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B9.3.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S PC, LR, #0 Outside or last in IT block. ARMv6T2, ARMv7 ERET&lt;c&gt; Outside or last in IT block. ARMv7VE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HVC #&lt;im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MRS&lt;c&gt; &lt;Rd&gt;, &lt;specreg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RS&lt;c&gt; &lt;Rd&gt;, &lt;bankedreg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SR&lt;c&gt; &lt;bankedreg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MSR&lt;c&gt; &lt;specreg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RFEDB&lt;c&gt; &lt;Rn&gt;{!} Outside or last in IT block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RFE{IA}&lt;c&gt; &lt;Rn&gt;{!} Outside or last in IT block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B9.3.1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SMC&lt;c&gt; #&lt;imm4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RSDB&lt;c&gt; SP{!}, #&lt;mode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RS{IA}&lt;c&gt; SP{!}, #&lt;mode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B9.3.1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S&lt;c&gt; PC, LR, #&lt;imm8&gt; Outside or last in IT block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B9.3.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C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DC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D{S}&lt;c&gt;.W &lt;Rd&gt;, &lt;Rn&gt;, #&lt;const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DW&lt;c&gt; &lt;Rd&gt;, &lt;Rn&gt;, #&lt;imm12&gt;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DD{S}&lt;c&gt;.W &lt;Rd&gt;, &lt;Rn&gt;, &lt;Rm&gt;{, &lt;shift&gt;}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D{S}&lt;c&gt;.W &lt;Rd&gt;, SP, #&lt;const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DW&lt;c&gt; &lt;Rd&gt;, SP, #&lt;imm12&gt;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DD{S}&lt;c&gt;.W &lt;Rd&gt;, SP, &lt;Rm&gt;{, &lt;shift&gt;}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R&lt;c&gt;.W &lt;Rd&gt;, &lt;label&gt; &lt;label&gt; before current instruction SUB &lt;Rd&gt;, PC, #0 Special case for subtraction of zero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DR&lt;c&gt;.W &lt;Rd&gt;, &lt;label&gt; &lt;label&gt; after current instruction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AND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ND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SR{S}&lt;c&gt;.W &lt;Rd&gt;, &lt;Rm&gt;, #&lt;im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BFC&lt;c&gt; &lt;Rd&gt;, #&lt;lsb&gt;, #&lt;width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BFI&lt;c&gt; &lt;Rd&gt;, &lt;Rn&gt;, #&lt;lsb&gt;, #&lt;width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BIC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BIC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CMN&lt;c&gt;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3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CMN&lt;c&gt;.W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3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CMP&lt;c&gt;.W &lt;Rn&gt;, #&lt;const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CMP&lt;c&gt;.W &lt;Rn&gt;, &lt;Rm&gt; {, &lt;shift&gt;}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3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EOR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4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EOR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4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SL{S}&lt;c&gt;.W &lt;Rd&gt;, &lt;Rm&gt;, #&lt;imm5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9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SR{S}&lt;c&gt;.W &lt;Rd&gt;, &lt;Rm&gt;, #&lt;imm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9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MOV{S}&lt;c&gt;.W &lt;Rd&gt;, #&lt;const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0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MOVW&lt;c&gt; &lt;Rd&gt;, #&lt;imm16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0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MOV{S}&lt;c&gt;.W &lt;Rd&gt;, &lt;Rm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10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MOVT&lt;c&gt; &lt;Rd&gt;, #&lt;imm16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0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MVN{S}&lt;c&gt; &lt;Rd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1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MVN{S}&lt;c&gt;.W &lt;Rd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1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ORN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ORN{S}&lt;c&gt; &lt;Rd&gt;, &lt;Rn&gt;, &lt;Rm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ORR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ORR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2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PKHBT&lt;c&gt; &lt;Rd&gt;, &lt;Rn&gt;, &lt;Rm&gt;{, LSL #&lt;imm&gt;} PKHTB&lt;c&gt; &lt;Rd&gt;, &lt;Rn&gt;, &lt;Rm&gt;{, ASR #&lt;imm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PUSH&lt;c&gt;.W &lt;registers&gt; &lt;registers&gt; contains more than one register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OR{S}&lt;c&gt; &lt;Rd&gt;, &lt;Rm&gt;, #&lt;im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4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RX{S}&lt;c&gt; &lt;Rd&gt;, &lt;Rm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5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RSB{S}&lt;c&gt;.W &lt;Rd&gt;, &lt;Rn&gt;, #&lt;const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SB{S}&lt;c&gt; &lt;Rd&gt;, &lt;Rn&gt;, &lt;Rm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5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BC{S}&lt;c&gt; &lt;Rd&gt;,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BC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6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SBFX&lt;c&gt; &lt;Rd&gt;, &lt;Rn&gt;, #&lt;lsb&gt;, #&lt;width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6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SSAT&lt;c&gt; &lt;Rd&gt;, #&lt;imm&gt;, &lt;Rn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SSAT16&lt;c&gt; &lt;Rd&gt;, #&lt;imm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19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STM&lt;c&gt;.W &lt;Rn&gt;{!}, &lt;registers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19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r</text:p>
          </table:table-cell>
          <table:table-cell office:value-type="string" calcext:value-type="string">
            <text:p>STMDB&lt;c&gt; &lt;Rn&gt;{!}, &lt;registers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0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{S}&lt;c&gt;.W &lt;Rd&gt;, &lt;Rn&gt;, #&lt;const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2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W&lt;c&gt; &lt;Rd&gt;, &lt;Rn&gt;, #&lt;imm12&gt;</text:p>
          </table:table-cell>
          <table:table-cell office:value-type="string" calcext:value-type="string">
            <text:p>T4(THUMB2)</text:p>
          </table:table-cell>
          <table:table-cell office:value-type="string" calcext:value-type="string">
            <text:p>A8.8.22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UB{S}&lt;c&gt;.W &lt;Rd&gt;,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2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{S}&lt;c&gt;.W &lt;Rd&gt;, SP, #&lt;const&gt;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SUBW&lt;c&gt; &lt;Rd&gt;, SP, #&lt;imm12&gt;</text:p>
          </table:table-cell>
          <table:table-cell office:value-type="string" calcext:value-type="string">
            <text:p>T3(THUMB2)</text:p>
          </table:table-cell>
          <table:table-cell office:value-type="string" calcext:value-type="string">
            <text:p>A8.8.2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UB{S}&lt;c&gt; &lt;Rd&gt;, SP, &lt;Rm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2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TEQ&lt;c&gt;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TEQ&lt;c&gt; &lt;Rn&gt;, &lt;Rm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3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TST&lt;c&gt; &lt;Rn&gt;, #&lt;const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TST&lt;c&gt;.W &lt;Rn&gt;, &lt;Rm&gt;{, &lt;shift&gt;}</text:p>
          </table:table-cell>
          <table:table-cell office:value-type="string" calcext:value-type="string">
            <text:p>T2(THUMB2)</text:p>
          </table:table-cell>
          <table:table-cell office:value-type="string" calcext:value-type="string">
            <text:p>A8.8.24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UBFX&lt;c&gt; &lt;Rd&gt;, &lt;Rn&gt;, #&lt;lsb&gt;, #&lt;width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4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USAT&lt;c&gt; &lt;Rd&gt;, #&lt;imm5&gt;, &lt;Rn&gt;{, &lt;shift&gt;}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USAT16&lt;c&gt; &lt;Rd&gt;, #&lt;imm4&gt;, &lt;Rn&gt;</text:p>
          </table:table-cell>
          <table:table-cell office:value-type="string" calcext:value-type="string">
            <text:p>T1(THUMB2)</text:p>
          </table:table-cell>
          <table:table-cell office:value-type="string" calcext:value-type="string">
            <text:p>A8.8.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DCS &lt;Rdn&gt;, &lt;Rm&gt; Outside IT block. ADC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DDS &lt;Rd&gt;, &lt;Rn&gt;, #&lt;imm3&gt; Outside IT block. ADD&lt;c&gt; &lt;Rd&gt;, &lt;Rn&gt;, #&lt;imm3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ADDS &lt;Rdn&gt;, #&lt;imm8&gt; Outside IT block. ADD&lt;c&gt; &lt;Rdn&gt;, #&lt;imm8&gt; Inside IT block.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DDS &lt;Rd&gt;, &lt;Rn&gt;, &lt;Rm&gt; Outside IT block. ADD&lt;c&gt; &lt;Rd&gt;, &lt;R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otherwise ADD&lt;c&gt; &lt;Rdn&gt;, &lt;Rm&gt; If &lt;Rdn&gt; is the PC, must be outside or last in IT block.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ADD&lt;c&gt; &lt;Rd&gt;, SP, #&lt;im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ADD&lt;c&gt; SP, SP, #&lt;imm&gt;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DD&lt;c&gt; &lt;Rdm&gt;, SP, &lt;Rd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ADD&lt;c&gt; SP, &lt;Rm&gt;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ADR&lt;c&gt; &lt;Rd&gt;, &lt;label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NDS &lt;Rdn&gt;, &lt;Rm&gt; Outside IT block. AND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SRS &lt;Rd&gt;, &lt;Rm&gt;, #&lt;imm&gt; Outside IT block. ASR&lt;c&gt; &lt;Rd&gt;, &lt;Rm&gt;, #&lt;im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SRS &lt;Rdn&gt;, &lt;Rm&gt; Outside IT block. ASR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B&lt;c&gt; &lt;label&gt; Not permitted in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B&lt;c&gt; &lt;label&gt; Outside or last in IT block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BICS &lt;Rdn&gt;, &lt;Rm&gt; Outside IT block. BIC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BKPT #&lt;imm8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BLX&lt;c&gt; &lt;Rm&gt; Outside or last in IT block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BX&lt;c&gt; &lt;Rm&gt; Outside or last in IT block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CB{N}Z &lt;Rn&gt;, &lt;label&gt; Not permitted in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CMN&lt;c&gt; &lt;Rn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CMP&lt;c&gt; &lt;Rn&gt;, #&lt;imm8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CMP&lt;c&gt; &lt;Rn&gt;, &lt;Rm&gt; &lt;Rn&gt; and &lt;Rm&gt; both from R0-R7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CMP&lt;c&gt; &lt;Rn&gt;, &lt;Rm&gt; &lt;Rn&gt; and &lt;Rm&gt; not both from R0-R7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EORS &lt;Rdn&gt;, &lt;Rm&gt; Outside IT block. EOR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M</text:p>
          </table:table-cell>
          <table:table-cell table:number-columns-repeated="16"/>
          <table:table-cell office:value-type="string" calcext:value-type="string">
            <text:p>IT{&lt;x&gt;{&lt;y&gt;{&lt;z&gt;}}} &lt;firstcond&gt; Not permitted in IT block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5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 office:value-type="string" calcext:value-type="string">
            <text:p>r</text:p>
          </table:table-cell>
          <table:table-cell table:number-columns-repeated="16"/>
          <table:table-cell office:value-type="string" calcext:value-type="string">
            <text:p>LDM&lt;c&gt; &lt;Rn&gt;!, &lt;registers&gt; &lt;Rn&gt; not included in &lt;registers&gt; LDM&lt;c&gt; &lt;Rn&gt;, &lt;registers&gt; &lt;Rn&gt; included in &lt;registers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&lt;c&gt; &lt;Rt&gt;, [&lt;Rn&gt;{, #&lt;imm&gt;}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LDR&lt;c&gt; &lt;Rt&gt;, [SP{, #&lt;imm&gt;}]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LDR&lt;c&gt; &lt;Rt&gt;, &lt;label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B&lt;c&gt; &lt;Rt&gt;, [&lt;Rn&gt;{, #&lt;imm5&gt;}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B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H&lt;c&gt; &lt;Rt&gt;, [&lt;Rn&gt;{, #&lt;imm&gt;}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H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SB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SH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LSLS &lt;Rd&gt;, &lt;Rm&gt;, #&lt;imm5&gt; Outside IT block. LSL&lt;c&gt; &lt;Rd&gt;, &lt;Rm&gt;, #&lt;imm5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LSLS &lt;Rdn&gt;, &lt;Rm&gt; Outside IT block. LSL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LSRS &lt;Rd&gt;, &lt;Rm&gt;, #&lt;imm&gt; Outside IT block. LSR&lt;c&gt; &lt;Rd&gt;, &lt;Rm&gt;, #&lt;im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LSRS &lt;Rdn&gt;, &lt;Rm&gt; Outside IT block. LSR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MOVS &lt;Rd&gt;, #&lt;imm8&gt; Outside IT block. MOV&lt;c&gt; &lt;Rd&gt;, #&lt;imm8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otherwise MOV&lt;c&gt; &lt;Rd&gt;, &lt;Rm&gt; If &lt;Rd&gt; is the PC, must be outside or last in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0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MOVS &lt;Rd&gt;, &lt;Rm&gt; Not permitted in IT block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MULS &lt;Rdm&gt;, &lt;Rn&gt;, &lt;Rdm&gt; Outside IT block. MUL&lt;c&gt; &lt;Rdm&gt;, &lt;Rn&gt;, &lt;Rd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MVNS &lt;Rd&gt;, &lt;Rm&gt; Outside IT block. MVN&lt;c&gt; &lt;Rd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NOP&lt;c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ORRS &lt;Rdn&gt;, &lt;Rm&gt; Outside IT block. ORR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r</text:p>
          </table:table-cell>
          <table:table-cell table:number-columns-repeated="16"/>
          <table:table-cell office:value-type="string" calcext:value-type="string">
            <text:p>POP&lt;c&gt; &lt;registers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r</text:p>
          </table:table-cell>
          <table:table-cell table:number-columns-repeated="16"/>
          <table:table-cell office:value-type="string" calcext:value-type="string">
            <text:p>PUSH&lt;c&gt; &lt;registers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EV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EV16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EVSH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ORS &lt;Rdn&gt;, &lt;Rm&gt; Outside IT block. ROR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SBS &lt;Rd&gt;, &lt;Rn&gt;, #0 Outside IT block. RSB&lt;c&gt; &lt;Rd&gt;, &lt;Rn&gt;, #0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SBCS &lt;Rdn&gt;, &lt;Rm&gt; Outside IT block. SBC&lt;c&gt; &lt;Rd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SETEND &lt;endianspecifier&gt; Not permitted in IT block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SEV&lt;c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 office:value-type="string" calcext:value-type="string">
            <text:p>r</text:p>
          </table:table-cell>
          <table:table-cell table:number-columns-repeated="16"/>
          <table:table-cell office:value-type="string" calcext:value-type="string">
            <text:p>STM&lt;c&gt; &lt;Rn&gt;!, &lt;registers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&lt;c&gt; &lt;Rt&gt;, [&lt;Rn&gt;{, #&lt;imm&gt;}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STR&lt;c&gt; &lt;Rt&gt;, [SP, #&lt;imm&gt;]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B&lt;c&gt; &lt;Rt&gt;, [&lt;Rn&gt;, #&lt;imm5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B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H&lt;c&gt; &lt;Rt&gt;, [&lt;Rn&gt;{, #&lt;imm&gt;}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H&lt;c&gt; &lt;Rt&gt;, [&lt;Rn&gt;, &lt;Rm&gt;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SUBS &lt;Rd&gt;, &lt;Rn&gt;, #&lt;imm3&gt; Outside IT block. SUB&lt;c&gt; &lt;Rd&gt;, &lt;Rn&gt;, #&lt;imm3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SUBS &lt;Rdn&gt;, #&lt;imm8&gt; Outside IT block. SUB&lt;c&gt; &lt;Rdn&gt;, #&lt;imm8&gt; Inside IT block.</text:p>
          </table:table-cell>
          <table:table-cell office:value-type="string" calcext:value-type="string">
            <text:p>T2(THUMB1)</text:p>
          </table:table-cell>
          <table:table-cell office:value-type="string" calcext:value-type="string">
            <text:p>A8.8.2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SUBS &lt;Rd&gt;, &lt;Rn&gt;, &lt;Rm&gt; Outside IT block. SUB&lt;c&gt; &lt;Rd&gt;, &lt;Rn&gt;, &lt;Rm&gt; Inside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SUB&lt;c&gt; SP, SP, #&lt;im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SVC&lt;c&gt; #&lt;imm8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SXTB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SXTH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TST&lt;c&gt; &lt;Rn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UDF&lt;c&gt; #&lt;imm8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UXTB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UXTH&lt;c&gt; &lt;Rd&gt;, &lt;Rm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WFE&lt;c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WFI&lt;c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YIELD&lt;c&gt;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8.8.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&lt;c&gt; &lt;Rt&gt;, [&lt;Rn&gt;, &lt;, &lt;Rm&gt;, LSL #2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9.4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H&lt;c&gt; &lt;Rt&gt;, [&lt;Rn&gt;, &lt;, &lt;Rm&gt;, LSL #1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9.4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LDRSH&lt;c&gt; &lt;Rt&gt;, [&lt;Rn&gt;, &lt;Rm&gt;, LSL #1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9.4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&lt;c&gt; &lt;Rt&gt;, [&lt;Rn&gt;, &lt;Rm&gt;, LSL #2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9.4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STRH&lt;c&gt; &lt;Rt&gt;, [&lt;Rn&gt;, &lt;Rm&gt;, LSL #1]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A9.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CPS&lt;effect&gt; &lt;iflags&gt; Not permitted in IT block.</text:p>
          </table:table-cell>
          <table:table-cell office:value-type="string" calcext:value-type="string">
            <text:p>T1(THUMB1)</text:p>
          </table:table-cell>
          <table:table-cell office:value-type="string" calcext:value-type="string">
            <text:p>B9.3.1</text:p>
          </table:table-cell>
        </table:table-row>
      </table:table>
      <table:named-expressions/>
      <table:database-ranges>
        <table:database-range table:name="__Anonymous_Sheet_DB__0" table:target-range-address="thumb_instr2.A1:thumb_instr2.AMJ1048576" table:contains-header="false">
          <table:sort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 LibreOffice_project/c4c7d32d0d49397cad38d62472b0bc8acff48dd6</meta:generator>
    <dc:date>2015-11-22T19:40:31.154170507</dc:date>
    <meta:editing-duration>PT5M32S</meta:editing-duration>
    <meta:editing-cycles>2</meta:editing-cycles>
    <meta:document-statistic meta:table-count="1" meta:cell-count="16891" meta:object-count="0"/>
  </office:meta>
</office:document-meta>
</file>